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ark Sort Analysis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Timing Analysis</text:p>
          </table:table-cell>
          <table:table-cell table:number-columns-repeated="5"/>
          <table:table-cell office:value-type="string">
            <text:p>Operational Analysi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r^0</text:p>
          </table:table-cell>
          <table:table-cell office:value-type="string">
            <text:p>N or r^1</text:p>
          </table:table-cell>
          <table:table-cell office:value-type="string">
            <text:p>r^2</text:p>
          </table:table-cell>
          <table:table-cell office:value-type="string">
            <text:p>f(n)</text:p>
          </table:table-cell>
          <table:table-cell office:value-type="string">
            <text:p>f(n) Fit</text:p>
          </table:table-cell>
          <table:table-cell/>
          <table:table-cell office:value-type="string">
            <text:p>R^0</text:p>
          </table:table-cell>
          <table:table-cell office:value-type="string">
            <text:p>N or r^1</text:p>
          </table:table-cell>
          <table:table-cell office:value-type="string">
            <text:p>R^2</text:p>
          </table:table-cell>
          <table:table-cell office:value-type="string">
            <text:p>f(n)</text:p>
          </table:table-cell>
          <table:table-cell office:value-type="string">
            <text:p>f(n) Fi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table:formula="of:=[.C9]*[.C9]" office:value-type="float" office:value="625000000">
            <text:p>625000000</text:p>
          </table:table-cell>
          <table:table-cell office:value-type="float" office:value="2">
            <text:p>2</text:p>
          </table:table-cell>
          <table:table-cell table:formula="of:=[.D$20]*[.B9]+[.D$21]*[.C9]+[.D$22]*[.D9]" office:value-type="float" office:value="2.0774225">
            <text:p>2.0774225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I9]*[.I9]" office:value-type="float" office:value="10000">
            <text:p>10000</text:p>
          </table:table-cell>
          <table:table-cell office:value-type="float" office:value="62000">
            <text:p>62000</text:p>
          </table:table-cell>
          <table:table-cell table:formula="of:=[.J$20]*[.H9]+[.J$21]*[.I9]+[.J$22]*[.J9]" office:value-type="float" office:value="57432.2">
            <text:p>57432.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formula="of:=[.C10]*[.C10]" office:value-type="float" office:value="2500000000">
            <text:p>2500000000</text:p>
          </table:table-cell>
          <table:table-cell office:value-type="float" office:value="8">
            <text:p>8</text:p>
          </table:table-cell>
          <table:table-cell table:formula="of:=[.D$20]*[.B10]+[.D$21]*[.C10]+[.D$22]*[.D10]" office:value-type="float" office:value="7.864528">
            <text:p>7.864528</text:p>
          </table:table-cell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I10]*[.I10]" office:value-type="float" office:value="40000">
            <text:p>40000</text:p>
          </table:table-cell>
          <table:table-cell office:value-type="float" office:value="262000">
            <text:p>262000</text:p>
          </table:table-cell>
          <table:table-cell table:formula="of:=[.J$20]*[.H10]+[.J$21]*[.I10]+[.J$22]*[.J10]" office:value-type="float" office:value="269993.4">
            <text:p>269993.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C11]*[.C11]" office:value-type="float" office:value="10000000000">
            <text:p>10000000000</text:p>
          </table:table-cell>
          <table:table-cell office:value-type="float" office:value="31">
            <text:p>31</text:p>
          </table:table-cell>
          <table:table-cell table:formula="of:=[.D$20]*[.B11]+[.D$21]*[.C11]+[.D$22]*[.D11]" office:value-type="float" office:value="31.067789">
            <text:p>31.067789</text:p>
          </table:table-cell>
          <table:table-cell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I11]*[.I11]" office:value-type="float" office:value="160000">
            <text:p>160000</text:p>
          </table:table-cell>
          <table:table-cell office:value-type="float" office:value="1064000">
            <text:p>1064000</text:p>
          </table:table-cell>
          <table:table-cell table:formula="of:=[.J$20]*[.H11]+[.J$21]*[.I11]+[.J$22]*[.J11]" office:value-type="float" office:value="1060002.8">
            <text:p>1060002.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formula="of:=[.C12]*[.C12]" office:value-type="float" office:value="40000000000">
            <text:p>40000000000</text:p>
          </table:table-cell>
          <table:table-cell office:value-type="float" office:value="124">
            <text:p>124</text:p>
          </table:table-cell>
          <table:table-cell table:formula="of:=[.D$20]*[.B12]+[.D$21]*[.C12]+[.D$22]*[.D12]" office:value-type="float" office:value="123.990511">
            <text:p>123.990511</text:p>
          </table:table-cell>
          <table:table-cell/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I12]*[.I12]" office:value-type="float" office:value="640000">
            <text:p>640000</text:p>
          </table:table-cell>
          <table:table-cell office:value-type="float" office:value="4099000">
            <text:p>4099000</text:p>
          </table:table-cell>
          <table:table-cell table:formula="of:=[.J$20]*[.H12]+[.J$21]*[.I12]+[.J$22]*[.J12]" office:value-type="float" office:value="4099569.6">
            <text:p>4099569.6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(n) = c0*x^0 + c1*x^1+c2*x^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f(n) = c0*r^0 + c1*r^1+c2*r^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0.166667">
            <text:p>0.166667</text:p>
          </table:table-cell>
          <table:table-cell office:value-type="string">
            <text:p><text:s/>= c0</text:p>
          </table:table-cell>
          <table:table-cell table:number-columns-repeated="4"/>
          <table:table-cell office:value-type="float" office:value="-33500">
            <text:p>-33500</text:p>
          </table:table-cell>
          <table:table-cell office:value-type="string">
            <text:p><text:s/>= c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-0.00000109678">
            <text:p>-1.10E-006</text:p>
          </table:table-cell>
          <table:table-cell office:value-type="string">
            <text:p><text:s/>= c1</text:p>
          </table:table-cell>
          <table:table-cell table:number-columns-repeated="4"/>
          <table:table-cell office:value-type="float" office:value="301.177">
            <text:p>301.177</text:p>
          </table:table-cell>
          <table:table-cell office:value-type="string">
            <text:p><text:s/>= c1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0.00000000310108">
            <text:p>3.10E-009</text:p>
          </table:table-cell>
          <table:table-cell office:value-type="string">
            <text:p><text:s/>= c2</text:p>
          </table:table-cell>
          <table:table-cell table:number-columns-repeated="4"/>
          <table:table-cell office:value-type="float" office:value="6.08145">
            <text:p>6.08145</text:p>
          </table:table-cell>
          <table:table-cell office:value-type="string">
            <text:p><text:s/>= c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3/18/2020</text:date>, <text:time>13:5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0-03-18T13:34:46.58</meta:creation-date>
    <dc:date>2020-03-18T13:57:25.39</dc:date>
    <dc:creator>Mark Lehr</dc:creator>
    <meta:editing-duration>PT7M27S</meta:editing-duration>
    <meta:editing-cycles>1</meta:editing-cycles>
    <meta:document-statistic meta:table-count="3" meta:cell-count="67" meta:object-count="0"/>
    <meta:generator>OpenOffice/4.1.6$Win32 OpenOffice.org_project/416m1$Build-9790</meta:generator>
  </office:meta>
</office:document-meta>
</file>